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7889" officeooo:paragraph-rsid="00157889"/>
    </style:style>
    <style:style style:name="P2" style:family="paragraph" style:parent-style-name="Standard">
      <style:text-properties officeooo:rsid="0017604e" officeooo:paragraph-rsid="001760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VERSIDADE FEDERAL DO ESPÍRITO SANTO</text:p>
      <text:p text:style-name="P1"/>
      <text:p text:style-name="P1">JOANA MARTINS</text:p>
      <text:p text:style-name="P1">JULIANE FERREIRA</text:p>
      <text:p text:style-name="P1"/>
      <text:p text:style-name="P1">RELATÓRIO: JOGO DE BISCA</text:p>
      <text:p text:style-name="P1"/>
      <text:p text:style-name="P1">VITÓRIA </text:p>
      <text:p text:style-name="P1">2019</text:p>
      <text:p text:style-name="P1"/>
      <text:p text:style-name="P1">CONTRA CAPA</text:p>
      <text:p text:style-name="P1">SUMÁRIO</text:p>
      <text:p text:style-name="P1"/>
      <text:p text:style-name="P1">INTRODUÇÃO</text:p>
      <text:p text:style-name="P1">Nesse relatório iremos relatar o processo de criação do trabalho de Estrutura de Dados 1, em que o objetivo é criar um jogo de bisca utilizando os aprendizados em sala. Utilizando-se da linguagem de programação C. </text:p>
      <text:p text:style-name="P1">Por tanto, dissertaremos sobre as dificuldades e a linha de pensamento para resolvê-las e por fim o que aprendemos e quanto evoluímos durante todo o processo.</text:p>
      <text:p text:style-name="P2"/>
      <text:p text:style-name="P2">O QUE É BISCA?</text:p>
      <text:p text:style-name="P2"/>
      <text:p text:style-name="P2">REGRAS DO JOGO</text:p>
      <text:p text:style-name="P2"/>
      <text:p text:style-name="P2">LISTA ENCADEADA</text:p>
      <text:p text:style-name="P2"/>
      <text:p text:style-name="P2">MENU</text:p>
      <text:p text:style-name="P2"/>
      <text:p text:style-name="P2">FUNÇÕES BÁSICAS </text:p>
      <text:p text:style-name="P2"/>
      <text:p text:style-name="P2">FUNÇÕES DE JOGO </text:p>
      <text:p text:style-name="P2"/>
      <text:p text:style-name="P2">JOGADORES <text:s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3T13:43:06.087545028</meta:creation-date>
    <dc:date>2019-05-13T16:47:46.426280818</dc:date>
    <meta:editing-duration>PT2H44M30S</meta:editing-duration>
    <meta:editing-cycles>2</meta:editing-cycles>
    <meta:generator>LibreOffice/6.1.3.2$Linux_X86_64 LibreOffice_project/86daf60bf00efa86ad547e59e09d6bb77c699acb</meta:generator>
    <meta:document-statistic meta:table-count="0" meta:image-count="0" meta:object-count="0" meta:page-count="1" meta:paragraph-count="18" meta:word-count="97" meta:character-count="593" meta:non-whitespace-character-count="508"/>
  </office:meta>
</office:document-meta>
</file>